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fo:color="#000000" fo:font-weight="normal" style:font-weight-asian="normal" style:font-weight-complex="normal"/>
    </style:style>
    <style:style style:name="P3" style:family="paragraph" style:parent-style-name="Standard" style:list-style-name="L2">
      <style:paragraph-properties fo:text-align="end" style:justify-single-word="false" style:writing-mode="rl-tb"/>
      <style:text-properties fo:color="#000000" fo:font-weight="normal" style:font-weight-asian="normal" style:font-weight-complex="normal"/>
    </style:style>
    <style:style style:name="P4" style:family="paragraph" style:parent-style-name="Standard" style:list-style-name="L3">
      <style:paragraph-properties fo:text-align="end" style:justify-single-word="false" style:writing-mode="rl-tb"/>
      <style:text-properties fo:color="#000000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color="#000000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fo:color="#000000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fo:color="#000000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color="#000000"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fo:font-weight="normal" style:font-weight-asian="normal" style:font-weight-complex="normal"/>
    </style:style>
    <style:style style:name="P10" style:family="paragraph" style:parent-style-name="Standard" style:list-style-name="L1">
      <style:paragraph-properties fo:margin-left="0in" fo:margin-right="0in" fo:text-align="end" style:justify-single-word="false" fo:text-indent="0in" style:auto-text-indent="false" style:writing-mode="rl-tb"/>
      <style:text-properties fo:color="#000000"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fo:font-size="18pt" fo:font-weight="normal" style:font-size-asian="18pt" style:font-weight-asian="normal" style:font-size-complex="18pt" style:font-weight-complex="normal"/>
    </style:style>
    <style:style style:name="P12" style:family="paragraph" style:parent-style-name="Standard" style:list-style-name="L1">
      <style:paragraph-properties fo:margin-left="0in" fo:margin-right="0in" fo:text-align="end" style:justify-single-word="false" fo:text-indent="0in" style:auto-text-indent="false" style:writing-mode="rl-tb"/>
      <style:text-properties fo:color="#000000" fo:font-size="18pt" fo:font-weight="normal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ستندات برنامه Qsniff </text:p>
      <text:p text:style-name="P1">۱. معرفی برنامه</text:p>
      <text:p text:style-name="P1">۲. امکانات برنامه</text:p>
      <text:p text:style-name="P1">۳. تشریح کارکرد</text:p>
      <text:p text:style-name="P1">۴. اجزای برنامه</text:p>
      <text:list xml:id="list802912915" text:style-name="L1">
        <text:list-item>
          <text:p text:style-name="P2">پایگاه داده</text:p>
        </text:list-item>
        <text:list-item>
          <text:p text:style-name="P2">زبان‌برنامه‌نویسی</text:p>
        </text:list-item>
        <text:list-item>
          <text:p text:style-name="P2">رابط کاربری</text:p>
        </text:list-item>
      </text:list>
      <text:p text:style-name="P1">۵. معرفی افراد گروه </text:p>
      <text:list xml:id="list1894844062" text:style-name="L2">
        <text:list-item>
          <text:p text:style-name="P3">گروه برنامه‌نویسی</text:p>
        </text:list-item>
        <text:list-item>
          <text:p text:style-name="P3">گروه مدیریت</text:p>
        </text:list-item>
        <text:list-item>
          <text:p text:style-name="P3">گروه پشتیبانی</text:p>
        </text:list-item>
      </text:list>
      <text:p text:style-name="P9">۶. مجوز برنامه</text:p>
      <text:p text:style-name="P9">۷. قواعد مستندات</text:p>
      <text:list xml:id="list2070057664" text:style-name="L3">
        <text:list-item>
          <text:p text:style-name="P4">استفاده تا حد امکان از واژه‌های پارسی سپس عربی: در صورت لزوم ذکر واژه لاتین در پاورقی و بر اساس قالب مشخص شده آورده شود.</text:p>
        </text:list-item>
        <text:list-item>
          <text:p text:style-name="P4">فرمت ذخیره سازی </text:p>
        </text:list-item>
        <text:list-item>
          <text:p text:style-name="P4">نوشتن مستندات به صورتی که به طور کامل قابل ویرایش توسط برنامه vim در ترمینال باشد.</text:p>
        </text:list-item>
      </text:list>
      <text:p text:style-name="P11"/>
      <text:p text:style-name="P11">۱. معرفی برنامه</text:p>
      <text:p text:style-name="P9">برنامه Qsniff برای تحلیل شبکه بر اساس بسته‌هایی که در شبکه رد و بدل می‌شود کار میکند.</text:p>
      <text:p text:style-name="P9">این برنامه علاوه بر استفاده در تحلیل شبکه توانایی تشکیل و ساختن فایل‌ها و اشیایی(objects) که در شبکه رد و بدل میشود کاربرد دارد.</text:p>
      <text:p text:style-name="P9">این برنامه در یک یا چند سر شبکه نصب و آماده به کار می‌شود تا بتواند تمام بسته‌هایی که از کاربران داخل شبکه مبادله می‌شود تکثیر کند و در محلی که مدیر شبکه مقرر کرده، ذخیره کند.</text:p>
      <text:p text:style-name="P9">این برنامه امکان نصب بر روی رایانه‌های شخصی را نیز دارد تا برای کنترل اولیا و خانواده(parental control) بر روی تمام آنچه که کاربر مشاهده و یا دریافت کرده مفید باشد.</text:p>
      <text:p text:style-name="P9">این فرایند به گونه‌ای انجام می‌شود که گویی یک نمونه از آنچه که کاربر شبکه درخواست کرده در مسیر مشخص شده ذخیره خواهد شد.</text:p>
      <text:p text:style-name="P9"/>
      <text:p text:style-name="P9"><text:soft-page-break/>۳ شرح کارکرد</text:p>
      <text:p text:style-name="P9">این برنامه بر اساس نسخه‌ای مشخص از کتابخانه(library) <text:s/>پیکپ(pcap) کار میکند و بسته‌های را از سطح پایین سخت‌افزار و کرنل در فضای کاربری برنامه‌ی مقصد تکثیر می‌کند.</text:p>
      <text:p text:style-name="P9">سپس بسته‌های رسیده از این کتابخانه با بررسی و مدیریت تحلیل شده و در نهایت در صورت صحت آنها درون مسیر مشخص شده به صورت فایل <text:s/>قابل دسترسی برای کاربرنهایی تشکیل میدهد.</text:p>
      <text:list xml:id="list736621925" text:continue-list="list802912915" text:style-name="L1">
        <text:list-header>
          <text:p text:style-name="P10"/>
          <text:p text:style-name="P12">اجزای برنامه</text:p>
        </text:list-header>
        <text:list-item>
          <text:p text:style-name="P2">زبان‌برنامه‌نویسی</text:p>
          <text:p text:style-name="P6">این برنامه به همراه هسته اصلی آن به زبان C نوشته شده و به صورت یک رابط برنامه‌نویسی کاربردی(API) مورد استفاده برای بخش‌های بالاتر خواهد بود.</text:p>
          <text:p text:style-name="P6">در آینده پوشاننده (wrapper) های دیگر این رابط کاربری برای زبان‌های دیگر مانندCpp, Java, Python, Ruby <text:s/>نوشته خواهند شد.</text:p>
        </text:list-item>
        <text:list-item>
          <text:p text:style-name="P6">پایگاه داده</text:p>
        </text:list-item>
      </text:list>
      <text:p text:style-name="P5"><text:tab/><text:span text:style-name="T1">پایگاه داده این نرم‌افزارنیز به صورت کاملا متن باز از Mysql استفاده میکند.</text:span></text:p>
      <text:list xml:id="list1236803561" text:continue-numbering="true" text:style-name="L1">
        <text:list-item>
          <text:p text:style-name="P6">رابط کاربری</text:p>
          <text:p text:style-name="P7">رابط گرافیک کاربری این نرم‌افزار بر اساس GTK و یا QT خواهد بود.</text:p>
        </text:list-item>
      </text:list>
      <text:p text:style-name="P8">معرفی افراد گروه</text:p>
      <text:list xml:id="list1955278928" text:continue-numbering="true" text:style-name="L1">
        <text:list-item>
          <text:p text:style-name="P6">گروه برنامه‌‌نویسی</text:p>
        </text:list-item>
      </text:list>
      <text:p text:style-name="P13">۱. رضا سرایلو</text:p>
      <text:p text:style-name="P13">۲. مجید بابایی</text:p>
      <text:p text:style-name="P13">۳. داوود شریعت‌پناه</text:p>
      <text:p text:style-name="P13">۴. عرفان اسماعیلی‌برزی</text:p>
      <text:p text:style-name="P5">گروه مدیریت</text:p>
      <text:p text:style-name="P13">۱. مصطفی شریفی</text:p>
      <text:p text:style-name="P13">۲. پوریا یزدان‌پناه</text:p>
      <text:p text:style-name="P5">گروه پشتیبانی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fan </meta:initial-creator>
    <meta:creation-date>2012-03-05T20:30:28</meta:creation-date>
    <dc:date>2012-03-06T02:22:39</dc:date>
    <dc:creator>reza </dc:creator>
    <meta:editing-duration>PT1H15M38S</meta:editing-duration>
    <meta:editing-cycles>28</meta:editing-cycles>
    <meta:generator>LibreOffice/3.3$Linux LibreOffice_project/330m19$Build-401</meta:generator>
    <meta:document-statistic meta:table-count="0" meta:image-count="0" meta:object-count="0" meta:page-count="2" meta:paragraph-count="44" meta:word-count="400" meta:character-count="2078"/>
  </office:meta>
</office:document-meta>
</file>